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line-break/>Assembler<text:line-break/></text:p>
      <text:p text:style-name="Heading">Ecrire un programme qui permet de calculer (à l'aide de ax et dx) le résultat des calculs suivants et donner la valeur des flags (utiliser sbb et adc) :</text:p>
      <text:list xml:id="list38695186" text:style-name="L1">
        <text:list-item>
          <text:p text:style-name="P3">123456h – ABCDEFh</text:p>
        </text:list-item>
      </text:list>
      <text:section text:style-name="Sect1" text:name="Section1">
        <text:p text:style-name="Text_20_body">.model small<text:line-break/>.code</text:p>
        <text:p text:style-name="Text_20_body">MOV AX, 3456h<text:line-break/>MOV DX, 0012h</text:p>
        <text:p text:style-name="Text_20_body">SUB AX, CDEFh<text:line-break/>SBB DX, 00ABh</text:p>
        <text:p text:style-name="P4">MOV AH, 4Ch<text:line-break/>INT 21h<text:line-break/>end</text:p>
        <text:p text:style-name="P4">AX contient 6667h<text:tab/>CF = 1<text:line-break/>DX contient 0066h</text:p>
        <text:p text:style-name="P4">résultat = 666667h</text:p>
        <text:p text:style-name="P4"/>
        <text:p text:style-name="P4"/>
        <text:p text:style-name="P4"/>
        <text:p text:style-name="P4"/>
      </text:section>
      <text:p text:style-name="P4"/>
      <text:list xml:id="list43684306" text:continue-numbering="true" text:style-name="L1">
        <text:list-item>
          <text:p text:style-name="P2">123456h + ABCDEFh</text:p>
        </text:list-item>
      </text:list>
      <text:section text:style-name="Sect1" text:name="Section2">
        <text:p text:style-name="P1">.model small<text:line-break/>.code</text:p>
        <text:p text:style-name="P1">MOV AX, 3456h<text:line-break/>MOV DX, 0012h</text:p>
        <text:p text:style-name="P1">ADD AX, 0CDEFh<text:line-break/>ADC DX, 00ABh</text:p>
        <text:p text:style-name="P1">MOV AH, 4ch<text:line-break/>INT 21h<text:line-break/>end</text:p>
        <text:p text:style-name="P1">AX contient 0245h<text:tab/>CF = 1<text:line-break/>DX contient 00BEh</text:p>
        <text:p text:style-name="P1">résultat = BE0246h</text:p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justify" style:justify-single-word="false" style:shadow="none" fo:keep-with-next="always"/>
      <style:text-properties style:font-name="Verdana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omic Sans MS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 fo:padding="0.049cm" fo:border="0.002cm solid #000000" style:shadow="non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Comic Sans MS" fo:font-size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URTOIS Laurent 21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urent Courtois</meta:initial-creator>
    <meta:creation-date>2009-02-04T15:21:35.11</meta:creation-date>
    <dc:date>2009-04-22T23:58:58.30</dc:date>
    <dc:creator>Laurent Courtois</dc:creator>
    <meta:editing-duration>PT05H59M24S</meta:editing-duration>
    <meta:editing-cycles>26</meta:editing-cycles>
    <meta:generator>OpenOffice.org/3.0$Win32 OpenOffice.org_project/300m15$Build-9379</meta:generator>
    <meta:document-statistic meta:table-count="0" meta:image-count="0" meta:object-count="0" meta:page-count="1" meta:paragraph-count="17" meta:word-count="107" meta:character-count="533"/>
    <meta:user-defined meta:name="Info 1"/>
    <meta:user-defined meta:name="Info 2"/>
    <meta:user-defined meta:name="Info 3"/>
    <meta:user-defined meta:name="Info 4"/>
  </office:meta>
</office:document-meta>
</file>